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66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0.5626in"/>
    </style:style>
    <style:style style:name="co6" style:family="table-column">
      <style:table-column-properties fo:break-before="auto" style:column-width="0.261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3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Default"/>
        <table:table-column table:style-name="co6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04" table:default-cell-style-name="Default"/>
        <table:table-row table:style-name="ro1">
          <table:table-cell office:value-type="string">
            <text:p>BR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4400000019">
            <text:p>18.097440</text:p>
          </table:table-cell>
          <table:table-cell office:value-type="string">
            <text:p>+/-</text:p>
          </table:table-cell>
          <table:table-cell office:value-type="float" office:value="0.0009">
            <text:p>0.0009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29800000173">
            <text:p>45.442980</text:p>
          </table:table-cell>
          <table:table-cell office:value-type="string">
            <text:p>+/-</text:p>
          </table:table-cell>
          <table:table-cell office:value-type="float" office:value="0.0016">
            <text:p>0.0016</text:p>
          </table:table-cell>
          <table:table-cell office:value-type="string">
            <text:p>(m)</text:p>
          </table:table-cell>
          <table:table-cell/>
          <table:table-cell office:value-type="float" office:value="1395.1213">
            <text:p>1395.1213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29">
            <text:p>0.0029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BR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28720000064">
            <text:p>19.852872</text:p>
          </table:table-cell>
          <table:table-cell office:value-type="string">
            <text:p>+/-</text:p>
          </table:table-cell>
          <table:table-cell office:value-type="float" office:value="0.001">
            <text:p>0.0010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4675999984">
            <text:p>44.324676</text:p>
          </table:table-cell>
          <table:table-cell office:value-type="string">
            <text:p>+/-</text:p>
          </table:table-cell>
          <table:table-cell office:value-type="float" office:value="0.0023">
            <text:p>0.0023</text:p>
          </table:table-cell>
          <table:table-cell office:value-type="string">
            <text:p>(m)</text:p>
          </table:table-cell>
          <table:table-cell/>
          <table:table-cell office:value-type="float" office:value="1394.6969">
            <text:p>1394.6969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35">
            <text:p>0.0035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CLF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8.4486440000057">
            <text:p>48.448644</text:p>
          </table:table-cell>
          <table:table-cell office:value-type="string">
            <text:p>+/-</text:p>
          </table:table-cell>
          <table:table-cell office:value-type="float" office:value="0.0015">
            <text:p>0.0015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31.819679999993">
            <text:p>31.819680</text:p>
          </table:table-cell>
          <table:table-cell office:value-type="string">
            <text:p>+/-</text:p>
          </table:table-cell>
          <table:table-cell office:value-type="float" office:value="0.003">
            <text:p>0.0030</text:p>
          </table:table-cell>
          <table:table-cell office:value-type="string">
            <text:p>(m)</text:p>
          </table:table-cell>
          <table:table-cell/>
          <table:table-cell office:value-type="float" office:value="1370.0528">
            <text:p>1370.0528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49">
            <text:p>0.0049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CLF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2.6059520000069">
            <text:p>42.605952</text:p>
          </table:table-cell>
          <table:table-cell office:value-type="string">
            <text:p>+/-</text:p>
          </table:table-cell>
          <table:table-cell office:value-type="float" office:value="0.0017">
            <text:p>0.0017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31.4021880000075">
            <text:p>31.402188</text:p>
          </table:table-cell>
          <table:table-cell office:value-type="string">
            <text:p>+/-</text:p>
          </table:table-cell>
          <table:table-cell office:value-type="float" office:value="0.0046">
            <text:p>0.0046</text:p>
          </table:table-cell>
          <table:table-cell office:value-type="string">
            <text:p>(m)</text:p>
          </table:table-cell>
          <table:table-cell/>
          <table:table-cell office:value-type="float" office:value="1370.0078">
            <text:p>1370.0078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53">
            <text:p>0.0053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LR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9264000003">
            <text:p>28.329264</text:p>
          </table:table-cell>
          <table:table-cell office:value-type="string">
            <text:p>+/-</text:p>
          </table:table-cell>
          <table:table-cell office:value-type="float" office:value="0.0014">
            <text:p>0.0014</text:p>
          </table:table-cell>
          <table:table-cell office:value-type="string">
            <text:p>(m)</text:p>
          </table:table-cell>
          <table:table-cell/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8159999947">
            <text:p>14.244816</text:p>
          </table:table-cell>
          <table:table-cell office:value-type="string">
            <text:p>+/-</text:p>
          </table:table-cell>
          <table:table-cell office:value-type="float" office:value="0.0031">
            <text:p>0.0031</text:p>
          </table:table-cell>
          <table:table-cell office:value-type="string">
            <text:p>(m)</text:p>
          </table:table-cell>
          <table:table-cell/>
          <table:table-cell office:value-type="float" office:value="1537.9188">
            <text:p>1537.9188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51">
            <text:p>0.0051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LR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1202280000058">
            <text:p>30.120228</text:p>
          </table:table-cell>
          <table:table-cell office:value-type="string">
            <text:p>+/-</text:p>
          </table:table-cell>
          <table:table-cell office:value-type="float" office:value="0.0009">
            <text:p>0.0009</text:p>
          </table:table-cell>
          <table:table-cell office:value-type="string">
            <text:p>(m)</text:p>
          </table:table-cell>
          <table:table-cell/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5.1270319999855">
            <text:p>15.127032</text:p>
          </table:table-cell>
          <table:table-cell office:value-type="string">
            <text:p>+/-</text:p>
          </table:table-cell>
          <table:table-cell office:value-type="float" office:value="0.0017">
            <text:p>0.0017</text:p>
          </table:table-cell>
          <table:table-cell office:value-type="string">
            <text:p>(m)</text:p>
          </table:table-cell>
          <table:table-cell/>
          <table:table-cell office:value-type="float" office:value="1538.3831">
            <text:p>1538.3831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29">
            <text:p>0.0029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MD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27759999876">
            <text:p>22.042776</text:p>
          </table:table-cell>
          <table:table-cell office:value-type="string">
            <text:p>+/-</text:p>
          </table:table-cell>
          <table:table-cell office:value-type="float" office:value="0.0012">
            <text:p>0.0012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1880000049">
            <text:p>39.157188</text:p>
          </table:table-cell>
          <table:table-cell office:value-type="string">
            <text:p>+/-</text:p>
          </table:table-cell>
          <table:table-cell office:value-type="float" office:value="0.0021">
            <text:p>0.0021</text:p>
          </table:table-cell>
          <table:table-cell office:value-type="string">
            <text:p>(m)</text:p>
          </table:table-cell>
          <table:table-cell/>
          <table:table-cell office:value-type="float" office:value="1587.2469">
            <text:p>1587.2469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41">
            <text:p>0.0041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>
          <table:table-cell office:value-type="string">
            <text:p>MD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0.4609719999991">
            <text:p>20.460972</text:p>
          </table:table-cell>
          <table:table-cell office:value-type="string">
            <text:p>+/-</text:p>
          </table:table-cell>
          <table:table-cell office:value-type="float" office:value="0.0007">
            <text:p>0.0007</text:p>
          </table:table-cell>
          <table:table-cell office:value-type="string">
            <text:p>(m)</text:p>
          </table:table-cell>
          <table:table-cell/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0.4479240000239">
            <text:p>30.447924</text:p>
          </table:table-cell>
          <table:table-cell office:value-type="string">
            <text:p>+/-</text:p>
          </table:table-cell>
          <table:table-cell office:value-type="float" office:value="0.0013">
            <text:p>0.0013</text:p>
          </table:table-cell>
          <table:table-cell office:value-type="string">
            <text:p>(m)</text:p>
          </table:table-cell>
          <table:table-cell/>
          <table:table-cell office:value-type="float" office:value="1582.4757">
            <text:p>1582.4757</text:p>
          </table:table-cell>
          <table:table-cell table:style-name="ce4" office:value-type="string">
            <text:p>(m)</text:p>
          </table:table-cell>
          <table:table-cell office:value-type="string">
            <text:p>+/-</text:p>
          </table:table-cell>
          <table:table-cell office:value-type="float" office:value="0.0024">
            <text:p>0.0024</text:p>
          </table:table-cell>
          <table:table-cell table:style-name="ce4" office:value-type="string">
            <text:p>(m)</text:p>
          </table:table-cell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4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14:18:28</dc:date>
    <dc:creator>Stan Thomas</dc:creator>
    <meta:generator>OpenOffice.org/3.2$Unix OpenOffice.org_project/320m12$Build-9483</meta:generator>
    <meta:editing-duration>PT00H20M19S</meta:editing-duration>
    <meta:editing-cycles>7</meta:editing-cycles>
    <meta:document-statistic meta:table-count="1" meta:cell-count="144" meta:object-count="0"/>
  </office:meta>
</office:document-meta>
</file>